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9" table:default-cell-style-name="Default"/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4">00/00/0000</text:date>, <text:time style:data-style-name="N2" text:time-value="07:16:35.0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9T17:45:52.511000000</meta:creation-date>
    <dc:date>2023-03-04T07:17:55.960000000</dc:date>
    <meta:editing-duration>PT8M45S</meta:editing-duration>
    <meta:editing-cycles>3</meta:editing-cycles>
    <meta:generator>LibreOffice/7.3.2.2$Windows_X86_64 LibreOffice_project/49f2b1bff42cfccbd8f788c8dc32c1c309559be0</meta:generator>
    <meta:document-statistic meta:table-count="1" meta:cell-count="80" meta:object-count="0"/>
  </office:meta>
</office:document-meta>
</file>